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list-style-name="WWNum1"/>
    <style:style style:name="P4" style:family="paragraph" style:parent-style-name="Standard">
      <style:text-properties fo:color="#ff0000" fo:language="en" fo:country="US" fo:font-weight="bold" style:font-weight-asian="bold" style:font-weight-complex="bold"/>
    </style:style>
    <style:style style:name="P5" style:family="paragraph" style:parent-style-name="Standard" style:master-page-name="Standard">
      <style:paragraph-properties fo:text-align="center" style:justify-single-word="false" style:page-number="auto"/>
    </style:style>
    <style:style style:name="T1" style:family="text">
      <style:text-properties fo:color="#ff0000" fo:font-size="14pt" fo:font-weight="bold" style:font-size-asian="14pt" style:font-weight-asian="bold" style:font-size-complex="14pt" style:font-weight-complex="bold"/>
    </style:style>
    <style:style style:name="T2" style:family="text">
      <style:text-properties fo:color="#ff0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weight="bold" style:font-weight-asian="bold" style:font-weight-complex="bold"/>
    </style:style>
    <style:style style:name="T8" style:family="text">
      <style:text-properties fo:color="#000000" fo:language="en" fo:country="US" fo:font-weight="bold" style:font-weight-asian="bold" style:font-weight-complex="bold"/>
    </style:style>
    <style:style style:name="T9" style:family="text">
      <style:text-properties fo:color="#0070c0" fo:language="en" fo:country="US" fo:font-weight="bold" style:font-weight-asian="bold" style:font-weight-complex="bold"/>
    </style:style>
    <style:style style:name="T10" style:family="text">
      <style:text-properties fo:color="#0070c0" fo:font-weight="bold" style:font-weight-asian="bold" style:font-weight-complex="bold"/>
    </style:style>
    <style:style style:name="T11" style:family="text">
      <style:text-properties fo:color="#4472c4" fo:language="en" fo:country="US" fo:font-weight="bold" style:font-weight-asian="bold" style:font-weight-complex="bold"/>
    </style:style>
    <style:style style:name="T12" style:family="text">
      <style:text-properties fo:color="#4472c4"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Комментарии к страничке:</text:span></text:p>
      <text:p text:style-name="Standard"><text:span text:style-name="T4">Страница представляет собой текстовую страницу с кратким описанием метода. Изначально предполагается, что какое-то количество методов будет подгружено на платформу членами команды проекта, позже, предполагается, что пополнением и корректировкой/ обновлением базы данных будут заниматься сами пользователи платформы, в связи с чем стоит предусмотреть связку: </text:span><text:span text:style-name="T5">база данных – авторизованный пользователь</text:span><text:span text:style-name="T4">, и, возможно, формы для пользователя (на которую он попадает при заполнении странички), чтобы облегчить и унифицировать заполнение страниц.</text:span></text:p>
      <text:p text:style-name="Standard"><text:span text:style-name="T4">*напомню также, что в идеале добавляемая пользователем информация должна быть рецензируема другими пользователями, т.е. прежде чем ее добавят на всеобщее обозрение – пользователи – «эксперты» должны ее прочесть и одобрить.</text:span></text:p>
      <text:p text:style-name="Standard"><text:span text:style-name="T4">Сама форма представления информации на данной странице максимально похожа на страничку в </text:span><text:span text:style-name="T6">Wikipedia</text:span><text:span text:style-name="T4"> в следующих аспектах: некоторые слова в тексте – кликабельны – по ним можно перейти и попасть на схожую страничку, где можно прочитать подробнее про какой-то отдельный момент из описания метода (это нам нужно продемонстрировать, т.е. осуществить). В конце страницы идет список литературы, с использованием которой было составлено описание метода (возможно, список раскрывающийся, т.к. он может быть довольно длинным). </text:span></text:p>
      <text:p text:style-name="Standard"><text:span text:style-name="T4">Поскольку в будущем обновлять и заполнять такие страницы, вероятно, будут пользователи – необходимо предусмотреть формат, как будет отображаться информация кто является автором заполнения данной странички, а кто со-автором (например кто внес дополнения и изменения). Например, наверху/внизу странички также сделать раскрывающийся список, где будут отображены все пользователи, что участвовали в составлении страницы.</text:span></text:p>
      <text:p text:style-name="Standard"><text:span text:style-name="T5">Имеет смысл одной из первоочередных задач поставить введение от одного до пяти тестовых «пользователей»(в том числе «экспертов»), для того, чтобы обкатать процессы связанные с действиями пользователя.</text:span></text:p>
      <text:p text:style-name="P2"/>
      <text:p text:style-name="P1"><text:span text:style-name="T1">Информация для заполнения странички метода Бредфорда:</text:span></text:p>
      <text:p text:style-name="Standard"><text:span text:style-name="T8">Method for quantify the protein content in sample. This method has multiple applications in experimental sciences. </text:span><text:span text:style-name="T9"><office:annotation office:name="__Annotation__34_1070496036"><dc:creator>Ирина Янкелевич</dc:creator><dc:date>2021-04-03T19:08:00.40</dc:date><textooo:sender-initials>ИЯ</textooo:sender-initials><text:p>Кликабельная фраза для перехода на страничку с подробным описанием химических основ</text:p></office:annotation></text:span><text:span text:style-name="T9">Chemical basis </text:span><office:annotation-end office:name="__Annotation__34_1070496036"/><text:span text:style-name="T8">of the Bradford method (1976) is based on the absorbance shift observed in an acidic solution of dye Coomassie® Brilliant Blue G-250. When added to a solution of protein, the dye binds to the protein resulting in a color change from a reddish brown to blue. </text:span></text:p>
      <text:p text:style-name="Standard"><text:span text:style-name="T12"><office:annotation office:name="__Annotation__42_1070496036"><dc:creator>Ирина Янкелевич</dc:creator><dc:date>2021-04-03T19:09:00.40</dc:date><textooo:sender-initials>ИЯ</textooo:sender-initials><text:p>Возможно, стоит сделать в виде раскрывающегося списка</text:p></office:annotation></text:span><text:span text:style-name="T11">References</text:span><text:span text:style-name="T12">:</text:span><office:annotation-end office:name="__Annotation__42_1070496036"/></text:p>
      <text:list xml:id="list8755244181291138057" text:style-name="WWNum1">
        <text:list-item>
          <text:p text:style-name="P3"><text:span text:style-name="T7">Bradford MM A rapid and sensitive method for the quantitation of microgram quantities of protein utilizing the principle of protein-dye binding. // Analytical Biochemistry. 1976. № 72. С. 248-254.</text:span></text:p>
        </text:list-item>
        <text:list-item>
          <text:p text:style-name="P3"><text:span text:style-name="T7">Pedrol, Nuria &amp; Tamayo, Pilar. (2001). Protein Content Quantification by Bradford Method. 10.1007/0-306-48057-3_19. </text:span></text:p>
        </text:list-item>
      </text:list>
      <text:p text:style-name="P4"/>
      <text:p text:style-name="Standard"><text:span text:style-name="T2">Информация для заполнения странички, раскрывающейся после клика на </text:span><text:span text:style-name="T12">«</text:span><text:span text:style-name="T11">C</text:span><text:span text:style-name="T9">hemical</text:span><text:span text:style-name="T10"> </text:span><text:span text:style-name="T9">basis</text:span><text:span text:style-name="T10">»:</text:span></text:p>
      <text:p text:style-name="Standard"><text:soft-page-break/><text:span text:style-name="T7">The dye has been assumed to bind to protein via electrostatic attraction of the dye's sulfonic groups to the protein. The bound points are primarily arginine residues, but the dye also binds to a lesser degree to histidine, lysine, tyrosine, tryptophan and phenylalanine.</text:span></text:p>
      <text:p text:style-name="Standard"><text:span text:style-name="T11">References</text:span><text:span text:style-name="T12">:</text:span></text:p>
      <text:p text:style-name="Standard"><text:span text:style-name="T7">1. Compton and Jones, 1985 </text:span></text:p>
      <text:p text:style-name="Standard"><text:span text:style-name="T7"><text:s/></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рина Янкелевич</meta:initial-creator>
    <dc:creator>Ирина Янкелевич</dc:creator>
    <meta:editing-cycles>3</meta:editing-cycles>
    <meta:creation-date>2021-04-03T15:45:00</meta:creation-date>
    <dc:date>2021-04-03T16:24:00</dc:date>
    <meta:editing-duration>PT39S</meta:editing-duration>
    <meta:generator>OpenOffice/4.1.6$Win32 OpenOffice.org_project/416m1$Build-9790</meta:generator>
    <meta:document-statistic meta:table-count="0" meta:image-count="0" meta:object-count="0" meta:page-count="2" meta:paragraph-count="16" meta:word-count="423" meta:character-count="30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